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25-01-15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24-01-29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23-01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22-09-14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22-01-0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21-01-13 0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20-09-2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20-01-14 0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19-09-10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19-05-07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19-01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18-09-12 14:4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18-05-0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53</text:p>
          </table:table-cell>
          <table:table-cell office:value-type="string" calcext:value-type="string">
            <text:p>2017-07-17 0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